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56a" officeooo:paragraph-rsid="0001656a"/>
    </style:style>
    <style:style style:name="P2" style:family="paragraph" style:parent-style-name="Standard" style:list-style-name="L1">
      <style:text-properties officeooo:rsid="0001656a" officeooo:paragraph-rsid="0001656a"/>
    </style:style>
    <style:style style:name="P3" style:family="paragraph" style:parent-style-name="Standard" style:list-style-name="L2">
      <style:text-properties officeooo:rsid="0001656a" officeooo:paragraph-rsid="0001656a"/>
    </style:style>
    <style:style style:name="P4" style:family="paragraph" style:parent-style-name="Standard">
      <style:text-properties officeooo:rsid="0001656a" officeooo:paragraph-rsid="0001656a"/>
    </style:style>
    <style:style style:name="P5" style:family="paragraph" style:parent-style-name="Standard" style:list-style-name="L1">
      <style:text-properties officeooo:rsid="0004bff1" officeooo:paragraph-rsid="0004bff1"/>
    </style:style>
    <style:style style:name="P6" style:family="paragraph" style:parent-style-name="Text_20_body">
      <style:text-properties officeooo:rsid="0007e2a2" officeooo:paragraph-rsid="0007e2a2"/>
    </style:style>
    <style:style style:name="T1" style:family="text">
      <style:text-properties fo:color="#000000" style:font-name="Consolas"/>
    </style:style>
    <style:style style:name="T2" style:family="text">
      <style:text-properties fo:color="#000000" style:font-name="Consolas" officeooo:rsid="000898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qToFetchXml</text:p>
      <text:p text:style-name="P1"/>
      <text:p text:style-name="P1"/>
      <text:p text:style-name="P1"/>
      <text:p text:style-name="P1"/>
      <text:h text:style-name="Heading_20_1" text:outline-level="1">Use cases</text:h>
      <text:p text:style-name="P1"/>
      <text:list xml:id="list3514077947" text:style-name="L1">
        <text:list-item>
          <text:p text:style-name="P2">Use LINQ to retrieve data from the CRM</text:p>
        </text:list-item>
        <text:list-item>
          <text:p text:style-name="P2">Developers can implement their own method for how to retrieve data;</text:p>
          <text:list>
            <text:list-item>
              <text:p text:style-name="P5">The method for retrieving data shouldbe one for SYSTEM user and one for normal user</text:p>
            </text:list-item>
          </text:list>
        </text:list-item>
      </text:list>
      <text:p text:style-name="P1"/>
      <text:p text:style-name="P1"/>
      <text:h text:style-name="Heading_20_1" text:outline-level="1">Contraint </text:h>
      <text:p text:style-name="P1"/>
      <text:list xml:id="list4089027037" text:style-name="L2">
        <text:list-item>
          <text:p text:style-name="P3">The collection returned by LINQ can be only of type Entity or custom model that is used for the entity mapping.</text:p>
        </text:list-item>
      </text:list>
      <text:p text:style-name="P1"/>
      <text:h text:style-name="Heading_20_1" text:outline-level="1">Technical</text:h>
      <text:p text:style-name="Text_20_body"/>
      <text:p text:style-name="P6">User inherits from FetchXmlContext</text:p>
      <text:p text:style-name="P6">in the constructor passes custom <text:span text:style-name="T1">I</text:span><text:span text:style-name="T2">CustomF</text:span><text:span text:style-name="T1">etchXmlQueryExecutor implementations</text:span></text:p>
      <text:p text:style-name="P6">in constructors initializes its own FetchXmlSet by calling CreateQuery metho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10-05T21:51:12.294000000</dc:date>
    <meta:editing-duration>PT44M59S</meta:editing-duration>
    <meta:editing-cycles>7</meta:editing-cycles>
    <meta:document-statistic meta:table-count="0" meta:image-count="0" meta:object-count="0" meta:page-count="1" meta:paragraph-count="11" meta:word-count="85" meta:character-count="534" meta:non-whitespace-character-count="463"/>
  </office:meta>
</office:document-meta>
</file>